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otal Carte</text:p>
          </table:table-cell>
          <table:table-cell office:value-type="string" table:style-name="ce1">
            <text:p>Terminé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Date</text:p>
          </table:table-cell>
          <table:table-cell office:value-type="string" table:style-name="ce1">
            <text:p>Burn up</text:p>
          </table:table-cell>
          <table:table-cell office:value-type="string" table:style-name="ce1">
            <text:p>Burn down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Semaine 1</text:p>
          </table:table-cell>
          <table:table-cell office:value-type="float" office:value="55" table:formula="of:=SUM([.A:.A])" table:style-name="ce1">
            <text:p>55</text:p>
          </table:table-cell>
          <table:table-cell office:value-type="float" office:value="17" table:formula="of:=SUM([.B2:.B6])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Semaine 2</text:p>
          </table:table-cell>
          <table:table-cell office:value-type="float" office:value="55" table:formula="of:=SUM([.A:.A])" table:style-name="ce1">
            <text:p>55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Semaine 3</text:p>
          </table:table-cell>
          <table:table-cell office:value-type="float" office:value="55" table:formula="of:=SUM([.A:.A])" table:style-name="ce1">
            <text:p>55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Semaine 4</text:p>
          </table:table-cell>
          <table:table-cell office:value-type="float" office:value="55" table:formula="of:=SUM([.A:.A])" table:style-name="ce1">
            <text:p>55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Semaine 5</text:p>
          </table:table-cell>
          <table:table-cell office:value-type="float" office:value="55" table:formula="of:=SUM([.A:.A])" table:style-name="ce1">
            <text:p>55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Semaine 6</text:p>
          </table:table-cell>
          <table:table-cell office:value-type="float" office:value="55" table:formula="of:=SUM([.A:.A])" table:style-name="ce1">
            <text:p>55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 table:style-name="ce1"/>
        </table:table-row>
        <table:table-row table:number-rows-repeated="2"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ucas</meta:initial-creator>
    <dc:creator>Lucas</dc:creator>
    <meta:creation-date>2015-11-20T09:53:32Z</meta:creation-date>
    <dc:date>2015-11-20T10:57:36Z</dc:date>
  </office:meta>
</office:document-meta>
</file>